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officeooo:rsid="000cf989" officeooo:paragraph-rsid="00104c2a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 style:list-style-name="Numerazione_20_UC">
      <style:text-properties officeooo:rsid="000db710" officeooo:paragraph-rsid="0015e041"/>
    </style:style>
    <style:style style:name="P8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5e041"/>
    </style:style>
    <style:style style:name="P9" style:family="paragraph" style:parent-style-name="Azione_20_attore" style:list-style-name="Numerazione_20_UC">
      <style:text-properties officeooo:rsid="000db710" officeooo:paragraph-rsid="00104c2a"/>
    </style:style>
    <style:style style:name="P10" style:family="paragraph" style:parent-style-name="Standard" style:list-style-name="L1">
      <style:text-properties officeooo:rsid="000e27c0" officeooo:paragraph-rsid="00104c2a"/>
    </style:style>
    <style:style style:name="P11" style:family="paragraph" style:parent-style-name="Table_20_Contents">
      <style:text-properties officeooo:rsid="00158413" officeooo:paragraph-rsid="0017a482"/>
    </style:style>
    <style:style style:name="P12" style:family="paragraph" style:parent-style-name="Table_20_Contents">
      <style:text-properties fo:font-style="italic" officeooo:rsid="0011cc2b" officeooo:paragraph-rsid="0017a482" style:font-style-asian="italic" style:font-style-complex="italic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fo:font-weight="normal" officeooo:rsid="0015e041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2f454"/>
    </style:style>
    <style:style style:name="T10" style:family="text">
      <style:text-properties officeooo:rsid="0014e782"/>
    </style:style>
    <style:style style:name="T11" style:family="text">
      <style:text-properties officeooo:rsid="00158413"/>
    </style:style>
    <style:style style:name="T12" style:family="text">
      <style:text-properties officeooo:rsid="0015e041"/>
    </style:style>
    <style:style style:name="T13" style:family="text">
      <style:text-properties fo:font-weight="bold" officeooo:rsid="0015e041" style:font-weight-asian="bold" style:font-weight-complex="bold"/>
    </style:style>
    <style:style style:name="T14" style:family="text">
      <style:text-properties officeooo:rsid="001623f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9">Visualizza</text:span><text:span text:style-name="T10">zione</text:span><text:span text:style-name="T9"> </text:span><text:span text:style-name="T12">Contenuto </text:span><text:span text:style-name="T11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Responsabile Scientifico <text:span text:style-name="T14">or Educatore or Genitore or <text:s/>Diret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2">L'utente accede al sistema e viene riconosciuto come <text:span text:style-name="T11">Responsabile Educativo </text:span><text:span text:style-name="T14">or Educatore or Genitore or <text:s/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605547" text:style-name="Numerazione_20_UC">
              <text:list-item>
                <text:p text:style-name="P9"><text:span text:style-name="T2">L'utente </text:span><text:s/>accede alla sezione <text:span text:style-name="T11">Programmazione Educativa</text:span><text:span text:style-name="T12">(</text:span><text:span text:style-name="T13">include Visualizza Programma Educativo</text:span><text:span text:style-name="T6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7"><text:span text:style-name="T3">2. Il sistema mostra </text:span><text:span text:style-name="T5">il programma educativo in vigore</text:span></text:p>
                            <text:p text:style-name="P8"><text:span text:style-name="T6">3.L'utente seleziona il programma educativo e ne visualizza il contenut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3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614270" text:style-name="L1">
              <text:list-item>
                <text:p text:style-name="P10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4M46S</meta:editing-duration>
    <meta:editing-cycles>10</meta:editing-cycles>
    <meta:generator>LibreOffice/3.6$Windows_x86 LibreOffice_project/da8c1e6-fd468f4-454e206-f42a4a9-143cfd</meta:generator>
    <dc:date>2012-10-21T11:51:08.05</dc:date>
    <meta:document-statistic meta:table-count="1" meta:image-count="0" meta:object-count="0" meta:page-count="1" meta:paragraph-count="18" meta:word-count="105" meta:character-count="744" meta:non-whitespace-character-count="652"/>
  </office:meta>
</office:document-meta>
</file>